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21">
      <style:table-cell-properties fo:border-top="none" fo:border-bottom="thin solid #000000" fo:border-left="thin solid #000000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E7E6E6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E7E6E6"/>
    </style:style>
    <style:style style:name="co1" style:family="table-column">
      <style:table-column-properties fo:break-before="auto" style:column-width="5.11527777777778cm"/>
    </style:style>
    <style:style style:name="co2" style:family="table-column">
      <style:table-column-properties fo:break-before="auto" style:column-width="13.1586111111111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1"/>
        <table:table-row table:style-name="ro1">
          <table:table-cell office:value-type="string" table:style-name="ce5">
            <text:p>Date et Heures</text:p>
          </table:table-cell>
          <table:table-cell office:value-type="string" table:style-name="ce6">
            <text:p>Suje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31/10 10h-11h</text:p>
          </table:table-cell>
          <table:table-cell office:value-type="string" table:style-name="ce4">
            <text:p>Création des fichiers python des fonctions appelées, plus le fichier csv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1/10 11h30-12h30</text:p>
          </table:table-cell>
          <table:table-cell office:value-type="string" table:style-name="ce2">
            <text:p>Modification des codes fastapi et streamli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31/10 15h-15h30</text:p>
          </table:table-cell>
          <table:table-cell office:value-type="string" table:style-name="ce2">
            <text:p>Débuggag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7/11 10-12h</text:p>
          </table:table-cell>
          <table:table-cell office:value-type="string" table:style-name="ce2">
            <text:p>mise en place de l'I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7/11 14-16h</text:p>
          </table:table-cell>
          <table:table-cell office:value-type="string" table:style-name="ce2">
            <text:p>débuggage et mettre IA <text:s/>dans le backend et frontend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14/11 10-12h</text:p>
          </table:table-cell>
          <table:table-cell office:value-type="string" table:style-name="ce2">
            <text:p>mise en place des 3 probabilités et des prédictions<text:s/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16/11 13-15h</text:p>
          </table:table-cell>
          <table:table-cell office:value-type="string" table:style-name="ce2">
            <text:p>Essai de mettre docker et kubernetes et merges de github</text:p>
          </table:table-cell>
          <table:table-cell table:number-columns-repeated="16382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Maxence</meta:initial-creator>
    <dc:creator>Maxence</dc:creator>
    <meta:creation-date>2022-10-31T14:17:10Z</meta:creation-date>
    <dc:date>2022-11-16T15:36:27Z</dc:date>
  </office:meta>
</office:document-meta>
</file>